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ef42f" officeooo:paragraph-rsid="000ef42f"/>
    </style:style>
    <style:style style:name="P2" style:family="paragraph" style:parent-style-name="Standard">
      <style:text-properties fo:language="en" fo:country="GB" officeooo:rsid="000ef42f" officeooo:paragraph-rsid="0012fcdd"/>
    </style:style>
    <style:style style:name="P3" style:family="paragraph" style:parent-style-name="Standard">
      <style:text-properties fo:language="en" fo:country="GB" officeooo:rsid="0016a565" officeooo:paragraph-rsid="0016a565"/>
    </style:style>
    <style:style style:name="P4" style:family="paragraph" style:parent-style-name="Standard">
      <style:text-properties fo:language="en" fo:country="GB" officeooo:rsid="001814da" officeooo:paragraph-rsid="001814da"/>
    </style:style>
    <style:style style:name="P5" style:family="paragraph" style:parent-style-name="Standard">
      <style:text-properties fo:language="en" fo:country="GB" officeooo:rsid="001998d9" officeooo:paragraph-rsid="001998d9"/>
    </style:style>
    <style:style style:name="P6" style:family="paragraph" style:parent-style-name="Standard">
      <style:text-properties fo:language="en" fo:country="GB" officeooo:rsid="0012fcdd" officeooo:paragraph-rsid="0012fcdd"/>
    </style:style>
    <style:style style:name="P7" style:family="paragraph" style:parent-style-name="Standard">
      <style:text-properties fo:color="#ff0000" loext:opacity="100%" fo:language="en" fo:country="GB" officeooo:rsid="001998d9" officeooo:paragraph-rsid="001998d9"/>
    </style:style>
    <style:style style:name="P8" style:family="paragraph" style:parent-style-name="Standard">
      <style:text-properties fo:color="#ff0000" loext:opacity="100%" fo:language="en" fo:country="GB" officeooo:rsid="0028390f" officeooo:paragraph-rsid="001998d9"/>
    </style:style>
    <style:style style:name="P9" style:family="paragraph" style:parent-style-name="Standard">
      <style:text-properties fo:color="#000000" loext:opacity="100%" fo:language="en" fo:country="GB" officeooo:rsid="00208412" officeooo:paragraph-rsid="00208412"/>
    </style:style>
    <style:style style:name="P10" style:family="paragraph" style:parent-style-name="Standard">
      <style:text-properties fo:color="#000000" loext:opacity="100%" fo:language="en" fo:country="GB" officeooo:rsid="002dffa5" officeooo:paragraph-rsid="002dffa5"/>
    </style:style>
    <style:style style:name="T1" style:family="text">
      <style:text-properties officeooo:rsid="00102d45"/>
    </style:style>
    <style:style style:name="T2" style:family="text">
      <style:text-properties officeooo:rsid="0011e526"/>
    </style:style>
    <style:style style:name="T3" style:family="text">
      <style:text-properties officeooo:rsid="0012fcdd"/>
    </style:style>
    <style:style style:name="T4" style:family="text">
      <style:text-properties officeooo:rsid="001544b1"/>
    </style:style>
    <style:style style:name="T5" style:family="text">
      <style:text-properties officeooo:rsid="0016846f"/>
    </style:style>
    <style:style style:name="T6" style:family="text">
      <style:text-properties officeooo:rsid="00168946"/>
    </style:style>
    <style:style style:name="T7" style:family="text">
      <style:text-properties officeooo:rsid="0018070e"/>
    </style:style>
    <style:style style:name="T8" style:family="text">
      <style:text-properties officeooo:rsid="001814da"/>
    </style:style>
    <style:style style:name="T9" style:family="text">
      <style:text-properties officeooo:rsid="0019d0ef"/>
    </style:style>
    <style:style style:name="T10" style:family="text">
      <style:text-properties officeooo:rsid="001a0be3"/>
    </style:style>
    <style:style style:name="T11" style:family="text">
      <style:text-properties officeooo:rsid="001a69d8"/>
    </style:style>
    <style:style style:name="T12" style:family="text">
      <style:text-properties officeooo:rsid="001b743e"/>
    </style:style>
    <style:style style:name="T13" style:family="text">
      <style:text-properties officeooo:rsid="001c24c6"/>
    </style:style>
    <style:style style:name="T14" style:family="text">
      <style:text-properties officeooo:rsid="001d8309"/>
    </style:style>
    <style:style style:name="T15" style:family="text">
      <style:text-properties officeooo:rsid="001ec931"/>
    </style:style>
    <style:style style:name="T16" style:family="text">
      <style:text-properties officeooo:rsid="002dffa5"/>
    </style:style>
    <style:style style:name="T17" style:family="text">
      <style:text-properties officeooo:rsid="002e9fb0"/>
    </style:style>
    <style:style style:name="T18" style:family="text">
      <style:text-properties officeooo:rsid="002f4430"/>
    </style:style>
    <style:style style:name="T19" style:family="text">
      <style:text-properties officeooo:rsid="0030888f"/>
    </style:style>
    <style:style style:name="T20" style:family="text">
      <style:text-properties officeooo:rsid="00329741"/>
    </style:style>
    <style:style style:name="T21" style:family="text">
      <style:text-properties officeooo:rsid="0033ffc2"/>
    </style:style>
    <style:style style:name="T22" style:family="text">
      <style:text-properties officeooo:rsid="0035b43f"/>
    </style:style>
    <style:style style:name="T23" style:family="text">
      <style:text-properties officeooo:rsid="00376ef1"/>
    </style:style>
    <style:style style:name="T24" style:family="text">
      <style:text-properties officeooo:rsid="003794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study about effects of Covid 19 pandemic on labour market</text:p>
      <text:p text:style-name="P1"/>
      <text:p text:style-name="P1">- <text:span text:style-name="T1">participants via online survey asked about how they perceived pandemic and how it changed their workplace</text:span></text:p>
      <text:p text:style-name="P1"/>
      <text:p text:style-name="P1">- <text:span text:style-name="T1">for analysis, survey answers have to be classified into Oesch system: divides into different classes and fields of work (cite Oesch) </text:span><text:span text:style-name="T2">based on the job</text:span><text:span text:style-name="T1">, resulting in 8 or 16 different categories</text:span></text:p>
      <text:p text:style-name="P1"/>
      <text:p text:style-name="P1">- <text:span text:style-name="T2">survey was repeated over different pandemic phases (1., 2., 3. wave) to study changes over time</text:span></text:p>
      <text:p text:style-name="P1"/>
      <text:p text:style-name="P2">- <text:span text:style-name="T2">in first study, all 9627 survey answers were manually classified </text:span><text:span text:style-name="T5">by two coders and one supervisor </text:span><text:span text:style-name="T2">according to Oesch system, </text:span><text:span text:style-name="T3">with the help of the ISCO dictionary: ISCO dictionary contains </text:span><text:span text:style-name="T4">22560 different job-titles, and after the matching of a job-title with a dictionary entry, the Oesch code can be derived from the isco code.</text:span></text:p>
      <text:p text:style-name="P6">(International Labour Organization (2012): International Standard </text:p>
      <text:p text:style-name="P1">Classification of Occupations ISCO-08, Bd. 1, Structure, group </text:p>
      <text:p text:style-name="P1">definitions and correspondence tables, Genf, https://www.ilo.org/ </text:p>
      <text:p text:style-name="P1">public/english/bureau/stat/isco/docs/publication08.pdf <text:span text:style-name="T3">)</text:span></text:p>
      <text:p text:style-name="P1"/>
      <text:p text:style-name="P1">- <text:span text:style-name="T5">for the following </text:span><text:span text:style-name="T6">survey runs, a more efficient way to label the survey responses according to the Oesch system is needed, this is the task this work tackles.</text:span></text:p>
      <text:p text:style-name="P1"/>
      <text:p text:style-name="P3">Approach 1:</text:p>
      <text:p text:style-name="P3"/>
      <text:p text:style-name="P3">- Use the ISCO dictionary and label all cases possible with string matching</text:p>
      <text:p text:style-name="P3"/>
      <text:p text:style-name="P3">- <text:span text:style-name="T7">Problem: german ISCO dictionary is in gendered form, e.g. “Förderbandsteuerer/-steuerin”, “Glaswalzmaschinensteuer(er/in)” “Bootssteuermann/-frau” and the gendering is not done in a uniform way.</text:span></text:p>
      <text:p text:style-name="P3"/>
      <text:p text:style-name="P3">- <text:span text:style-name="T8">Task 1: transform dictionary into ungendered (machine-readable) form by splitting each entry into 4 entries: male version, female version, unisex version with asterix, uniform version with slash.</text:span></text:p>
      <text:p text:style-name="P3"/>
      <text:p text:style-name="P4">Example: old entry: Fahrschullehrer/in, new entries: Fahrschullehrer, Fahrschullehrerin, Fahrschullehrer*in, Fahrschullehrer/in</text:p>
      <text:p text:style-name="P4"/>
      <text:p text:style-name="P5">- 4 versions used since some people used gendered form</text:p>
      <text:p text:style-name="P5"/>
      <text:p text:style-name="P5">- not possible for all cases, since gendering rules were not applied uniformly, and many exceptions exist, <text:span text:style-name="T9">focus on frequent cases, which were also frequent in the data</text:span></text:p>
      <text:p text:style-name="P5"/>
      <text:p text:style-name="P5">- <text:span text:style-name="T10">additionally the hand created labels from the 9627 cases of the first survey run were treated as a dictionary, since they contained ISCO labels</text:span></text:p>
      <text:p text:style-name="P5"/>
      <text:p text:style-name="P5">- <text:span text:style-name="T11">caveat with job-titles that have received multiple classifications, after filtering for them I removed them</text:span></text:p>
      <text:p text:style-name="P5"/>
      <text:p text:style-name="P5">- <text:span text:style-name="T12">dictionary AUT, in too many cases a job</text:span><text:span text:style-name="T13">title was differently labeled in the german and in the austrian dictionary, therefore it was</text:span><text:span text:style-name="T12"> finally not used</text:span></text:p>
      <text:p text:style-name="P5"/>
      <text:p text:style-name="P5">- <text:span text:style-name="T14">for dictionary approach all strings were lowercased</text:span></text:p>
      <text:p text:style-name="P5"/>
      <text:p text:style-name="P5"><text:soft-page-break/>- <text:span text:style-name="T14">I shortly looked into spell-correction to improve the performance of the string-matching approach, but spell-correction is quite difficult to solve, and off-the-shelve spell correction tools did not seem to work well</text:span></text:p>
      <text:p text:style-name="P5"/>
      <text:p text:style-name="P7">- <text:span text:style-name="T15">Maybe I could apply spell-correction only to the cases which cannot be directly labeled via the dictionary?</text:span></text:p>
      <text:p text:style-name="P8"/>
      <text:p text:style-name="P7"/>
      <text:p text:style-name="P9">Approach 2:</text:p>
      <text:p text:style-name="P9"/>
      <text:p text:style-name="P10">Problems with dictionary-based Approach: </text:p>
      <text:p text:style-name="P9"/>
      <text:p text:style-name="P9">- <text:span text:style-name="T16">spelling mistakes, spell-correction not working well for german language</text:span></text:p>
      <text:p text:style-name="P9">- <text:span text:style-name="T16">many out of dictionary entries like “…”</text:span></text:p>
      <text:p text:style-name="P9"/>
      <text:p text:style-name="P10">Idea: </text:p>
      <text:p text:style-name="P10">- project job-titles into semantic embedding space</text:p>
      <text:p text:style-name="P10">- <text:span text:style-name="T17">semantically similar job titles should build clusters</text:span></text:p>
      <text:p text:style-name="P10">- <text:span text:style-name="T17">train a decision forest to classify OESCH class from </text:span><text:span text:style-name="T18">embedding</text:span></text:p>
      <text:p text:style-name="P10">- <text:span text:style-name="T20">additionally I train a classifier on <text:s/>meta information like “Branche”, “Position in Hierarchie”, “Berufsabschluss”, “Einkommen”, “Arbeitszeit” and 5 “Merkmale der Tätigkeit”, these are “Arbeit mit Menschen”, “Arbeit mit Maschinen”, “ Arbeit im Büro”, “Körp. Kontakt”, <text:s/>and “Arbeit an verschiedenen Orten”</text:span></text:p>
      <text:p text:style-name="P10">- <text:span text:style-name="T20">the final classification is a third classifier that gets as input the output of the embedding classifier and the output of the meta classifier, </text:span><text:span text:style-name="T21">the outputs being the probability distributions over the Oesch classes</text:span></text:p>
      <text:p text:style-name="P10">- <text:span text:style-name="T21">a confidence can be specified, this leads to the model only giving a class prediction if it believes the prediction is correct </text:span><text:span text:style-name="T22">with a confidence of at least the specified confidence value, this can be used to adjust precision and recall</text:span></text:p>
      <text:p text:style-name="P10">- <text:span text:style-name="T18">as trainingsdata I use the dictionary but also part of the handlabeled dataset of Welle 1</text:span></text:p>
      <text:p text:style-name="P10">- <text:span text:style-name="T19">for the baseline model I use the raw data as input, so no cleaning steps done</text:span></text:p>
      <text:p text:style-name="P10">- <text:span text:style-name="T20">classifier can be trained either </text:span><text:span text:style-name="T23">for the Oesch 8 or Oesch 16 system, leading to 8 or 16 classes</text:span></text:p>
      <text:p text:style-name="P10">- <text:span text:style-name="T24">since for the class of “Selbstständige” not many datapoints are available for the trainingdata, it can be excluded for the training setup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9:11:02.707000000</meta:creation-date>
    <meta:generator>LibreOffice/7.0.3.1$Windows_X86_64 LibreOffice_project/d7547858d014d4cf69878db179d326fc3483e082</meta:generator>
    <dc:date>2021-11-27T12:50:37.455000000</dc:date>
    <meta:editing-duration>P5DT49M28S</meta:editing-duration>
    <meta:editing-cycles>36</meta:editing-cycles>
    <meta:document-statistic meta:table-count="0" meta:image-count="0" meta:object-count="0" meta:page-count="2" meta:paragraph-count="38" meta:word-count="669" meta:character-count="4318" meta:non-whitespace-character-count="3680"/>
  </office:meta>
</office:document-meta>
</file>